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background-color="transparent">
        <style:background-image/>
      </style:paragraph-properties>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fo:font-style="italic"/>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normal" style:font-style-asian="normal" style:font-style-complex="normal"/>
    </style:style>
    <style:style style:name="P16" style:family="paragraph" style:parent-style-name="Standard">
      <style:paragraph-properties fo:break-before="page"/>
    </style:style>
    <style:style style:name="P17" style:family="paragraph" style:parent-style-name="Text_20_body">
      <style:text-properties fo:font-style="italic"/>
    </style:style>
    <style:style style:name="P18" style:family="paragraph" style:parent-style-name="Heading_20_1" style:master-page-name="First_20_Page">
      <style:paragraph-properties style:page-number="auto"/>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position="-33% 80%"/>
    </style:style>
    <style:style style:name="T6" style:family="text">
      <style:text-properties fo:font-style="italic"/>
    </style:style>
    <style:style style:name="T7" style:family="text">
      <style:text-properties fo:font-variant="normal" fo:text-transform="none" fo:font-style="normal"/>
    </style:style>
    <style:style style:name="T8" style:family="text">
      <style:text-properties style:text-underline-style="solid" style:text-underline-width="auto" style:text-underline-color="font-color"/>
    </style:style>
    <style:style style:name="T9" style:family="text">
      <style:text-properties style:font-name="Times New Roman2" fo:font-size="12pt"/>
    </style:style>
    <style:style style:name="T10" style:family="text">
      <style:text-properties fo:color="#000000" style:font-name="Times New Roman2" fo:font-size="12pt"/>
    </style:style>
    <style:style style:name="T11" style:family="text">
      <style:text-properties fo:background-color="#99ccff"/>
    </style:style>
    <style:style style:name="T12" style:family="text">
      <style:text-properties fo:background-color="#ffff66"/>
    </style:style>
    <style:style style:name="T13" style:family="text">
      <style:text-properties fo:background-color="#eb613d"/>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716437520" text:style-name="L1">
        <text:list-item>
          <text:p text:style-name="P19">Every CAN header must be unique by construction. Collisions between frames with identical headers do not result in well-defined behavior, and must be avoided by design to avoid intermittent problems.</text:p>
        </text:list-item>
        <text:list-item>
          <text:p text:style-name="P19">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9">CAN does not provide any indicator of which node sent a particular frame. Any node can send any frame, and the receiving nodes have no CAN-provided mechanism for identifying the source.</text:p>
        </text:list-item>
        <text:list-item>
          <text:p text:style-name="P19">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19">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3). Using a distributed algorithm to determine the value for that ID field prevents needing a single “manager” to provide it, thereby handling item 2. The header bit fields discussed below are organized to handle items 4 and 5.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References and Context</text:h>
      <text:p text:style-name="Standard">Note that we reference the Node ID standard, but only to the extent that each node is required to have a unique Node ID. The Standard would work equally well with a Node ID that was allocated via any mechanism, and with any length from 2 to 8 bytes.</text:p>
      <text:h text:style-name="Heading_20_2" text:outline-level="2">Frame Format</text:h>
      <text:p text:style-name="Standard">OpenLCB uses a very vanilla transfer of frames, no special features, to reduce complexity and increase robustness.</text:p>
      <text:p text:style-name="Standard">Standard header frames are also known as CAN 2.0A frames. Extended header frames are also known as CAN 2.0B frames.</text:p>
      <text:p text:style-name="Standard">The Standard is silent on the uses for standard CAN (11-bit header) frames. The proper-operation requirement is so nodes will tolerate them in case they're needed for other purposes. The Atmel bootloader () uses standard frames, for example, and the Microchip bootloader () can use them. </text:p>
      <text:p text:style-name="Standard">This could also have been phrased as “shall ignore ...”, but the current phrasing is thought to be more exact.</text:p>
      <text:p text:style-name="Standard">We don't use RTR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We don't use overload frames because not all CAN controller hardware can deliberately send them. We require that nodes be able to handle them because some CAN controller hardware will occasionally send them automatically.</text:p>
      <text:p text:style-name="Standard">Over<text:span text:style-name="T9">load frame: “</text:span><text:span text:style-name="T10">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rs485.blogspot.com/2009/11/can-bus-message-frames-overload.html</text:a><text:span text:style-name="T10">) Image: </text:span><text:a xlink:type="simple" xlink:href="http://3.bp.blogspot.com/_ycHwJEosotY/SvoMDJMGF7I/AAAAAAAAA64/3Ql4_UQnoBg/s1600/Overload%2BFrame.JPG">http://3.bp.blogspot.com/_ycHwJEosotY/SvoMDJMGF7I/AAAAAAAAA64/3Ql4_UQnoBg/s1600/Overload%2BFrame.JPG</text:a></text:p>
      <text:p text:style-name="Standard">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CAN-specific Control Messages and Interactions</text:h>
      <text:h text:style-name="Heading_20_2" text:outline-level="2">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p text:style-name="Standard">You can infer the state of a node from RIM/CIM traffic. <text:s/>CIM means the node is in inhibited state, tough of course you might not know what node it is. <text:s/>If you're keeping a table of associations between Node IDs and aliases, you should remove this entry.</text:p>
      <text:h text:style-name="Heading_20_2" text:outline-level="2">Control Message Format</text:h>
      <text:p text:style-name="Standard">RIM, CIM, etc are assigned low numbers to give them higher transmission priority.</text:p>
      <text:h text:style-name="Heading_20_2" text:outline-level="2">Interactions</text:h>
      <text:p text:style-name="Standard">Communications protocols are about more than messages. The protocols must also specify the interactions in which the messages are used.</text:p>
      <text:h text:style-name="Heading_20_3" text:outline-level="3">ID Alias assignment</text:h>
      <text:p text:style-name="P10">For example, four CIM frames and a RIM:</text:p>
      <text:p text:style-name="P10">0x1<text:span text:style-name="T13">7</text:span><text:span text:style-name="T12">123</text:span><text:span text:style-name="T11">FED</text:span></text:p>
      <text:p text:style-name="P10">0x1<text:span text:style-name="T13">6</text:span><text:span text:style-name="T12">456</text:span><text:span text:style-name="T11">FED</text:span></text:p>
      <text:p text:style-name="P10">0x1<text:span text:style-name="T13">5</text:span><text:span text:style-name="T12">789</text:span><text:span text:style-name="T11">FED</text:span></text:p>
      <text:p text:style-name="P10">0x1<text:span text:style-name="T13">4</text:span><text:span text:style-name="T12">ABC</text:span><text:span text:style-name="T11">FED</text:span></text:p>
      <text:p text:style-name="P10">0x1<text:span text:style-name="T13">0700</text:span><text:span text:style-name="T11">FED</text:span></text:p>
      <text:p text:style-name="Standard">The red nibbles show that these are four CIM and one RIM frames. <text:s/>The blue nibbles are the source ID alias being tested and allocated. The yellow nibbles are the underlying Node ID of the node, in this case 12 34 56 78 9A BC.</text:p>
      <text:p text:style-name="Standard"><text:soft-page-break/></text:p>
      <text:p text:style-name="Standard">… MMM is the message sequence number, 0x7 to 0x4 (to give priority to messages later in the process) </text:p>
      <text:p text:style-name="Standard">Note that there is no requirement that this alias be consistent from one run to the next. More detail is on a <text:a xlink:type="simple" xlink:href="../../specs/documents/can/CanIDAllocation.html">separate page</text:a>. </text:p>
      <text:h text:style-name="Heading_20_4" text:outline-level="4">CIM/RIM message content and format</text:h>
      <text:p text:style-name="Standard">The CIM/RIM algorithm for finding aliases is designed to work without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p text:style-name="Standard"/>
      <text:h text:style-name="Heading_20_3" text:outline-level="3">ID Alias validation</text:h>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3" text:outline-level="3">ID Alias termination</text:h>
      <text:p text:style-name="Standard">Regular nodes won't need to use this. </text:p>
      <text:p text:style-name="Standard">Mapping Reset - indicates that the local alias in the source address field may no longer be associated with the same NID, and mapping tables should be reset. </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pan text:style-name="T6">"Mapping Reset" is a CAN-specific message limited to the segment, but all gateways on the segment must act on it.</text:span> </text:p>
      <text:p text:style-name="Standard">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h text:style-name="Heading_20_1" text:outline-level="1"><text:soft-page-break/>Load-Related Frame Synchronization</text:h>
      <text:p text:style-name="Standard"/>
      <text:p text:style-name="Standard">CAN networks exhibit a behavior called “load-related frame synchronization” (it goes by other names).</text:p>
      <text:p text:style-name="Standard">Because of the CAN priority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p text:style-name="Standard"/>
      <text:h text:style-name="Heading_20_1" text:outline-level="1">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8">must</text:span> be able to completely process an entire CAN frame in the time it takes to receive the next one, which may be as little as 42 (?) bit times.</text:p>
      <text:p text:style-name="Standard"/>
      <text:p text:style-name="Standard">Eventually may have to allow use of Overload Frames to throttle for e.g. NVRAM writing.</text:p>
      <text:p text:style-name="Standard"/>
      <text:p text:style-name="Standard"/>
      <text:p text:style-name="Standard"/>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Priority: 0 high, 1 low</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lower bits, then three nibbles</text:p>
          </table:table-cell>
          <table:table-cell table:style-name="Table2.D2" office:value-type="string">
            <text:p text:style-name="Standard">Right-most three nibbles</text:p>
          </table:table-cell>
        </table:table-row>
      </table:table>
      <text:p text:style-name="Standard">The "Variable field" has different meanings depending on the "Frame Type" field. CAN control messages are identified with a Frame Type bit of 0, to ensure high priority.</text:p>
      <text:p text:style-name="Standard"/>
      <text:p text:style-name="Standard"/>
      <text:h text:style-name="Heading_20_1" text:outline-level="1">On the choice of a 12-bit alias length</text:h>
      <text:p text:style-name="Standard">How big should the NodeID alias field be on CAN links?</text:p>
      <text:list xml:id="list406772400" text:style-name="L2">
        <text:list-item>
          <text:p text:style-name="P20">Smaller (fewer bits) allows more payload and/or simpler coding of other parts of messages. </text:p>
        </text:list-item>
        <text:list-item>
          <text:p text:style-name="P20">Larger allows more unique nodes to be accessed.</text:p>
        </text:list-item>
      </text:list>
      <text:p text:style-name="Standard">Issues</text:p>
      <text:p text:style-name="Standard"><text:soft-page-break/>Addressing</text:p>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29-(2*12) = 5 is a pretty compelling choice.</text:p>
      <text:p text:style-name="Standard">Collisions during Allocation</text:p>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p text:style-name="Standard">Size</text:p>
      <text:p text:style-name="Standard">Reducing size most important (so far) in the stream protocol.</text:p>
      <text:p text:style-name="Standard">Events and Datagrams can be transmitted with a 16-bit alias size.</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p text:style-name="Standard"/>
      <text:p text:style-name="Standard"/>
      <text:p text:style-name="Standard">(Need to discuss the case of two segments being joined, to discover they've both arbitrated the same aliases, including with gateways on one or both)</text:p>
      <text:p text:style-name="Standard"/>
      <text:p text:style-name="Standard"/>
      <text:p text:style-name="Standard"><text:soft-page-break/></text:p>
      <text:p text:style-name="Standard"/>
      <text:p text:style-name="Standard"/>
      <text:p text:style-name="Standard">Discuss the use of repeaters, bridges and gateways w.r.t. Timing; ref physical layer. Possibility of reordering.</text:p>
      <text:p text:style-name="Standard"/>
      <text:list xml:id="list572482310" text:style-name="L3">
        <text:list-item>
          <text:p text:style-name="P21">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8">must</text:span> be able to completely process an entire CAN frame in the time it takes to receive the next one, which may be as little as 64 bit times, or about 500 microseconds.</text:p>
        </text:list-item>
      </text:list>
      <text:p text:style-name="Standard">All traffic on a CAN segment uses aliases for both Source ID (always) and Destination ID (when the full NID isn't known). </text:p>
      <text:p text:style-name="Standard"/>
      <text:p text:style-name="Standard">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p text:style-name="P16">From Node ID Alias Allocation Algorithm doc</text:p>
      <text:p text:style-name="Standard">OpenLCB nodes on CAN segments do CAN arbitration by using their unique Node ID alias (NIDa) as part of the CAN header. This page documents a proposed algorithm for assigning unique Node ID aliases. </text:p>
      <text:p text:style-name="Standard">Introduction</text:p>
      <text:p text:style-name="Standard">This method of assigning aliases and checking that they are unique is necessary because of the characteristics and limitations oFromf CAN. </text:p>
      <text:p text:style-name="Standard">Each node has 48-bit unique id, and each wants a 12-bit local alias. Each assigns itself a potential 12-bit alias. The problem comes in determining whether this alias is in use by another node. </text:p>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can store starting point, not just alias, for later use)</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Requirements</text:p>
      <text:list xml:id="list372649521" text:style-name="L4">
        <text:list-item>
          <text:p text:style-name="P22">Must not require any user intervention. </text:p>
        </text:list-item>
        <text:list-item>
          <text:p text:style-name="P22">Must be possible to map the assigned alias to a Node Sequence Number and vice-versa.</text:p>
        </text:list-item>
        <text:list-item>
          <text:p text:style-name="P22">It is not required to come up with the same alias every time a node or segment is powered up. </text:p>
        </text:list-item>
        <text:list-item>
          <text:p text:style-name="P22">Must always converge to an alias, regardless of when or in what order nodes come up. </text:p>
        </text:list-item>
        <text:list-item>
          <text:p text:style-name="P22">Another node watching the process must be able to monitor how the decision was reached and what the result was. </text:p>
        </text:list-item>
        <text:list-item>
          <text:p text:style-name="P22">It is desirable to detect duplicate (non-unique) NIDs, but 100% reliable detection is not required. </text:p>
        </text:list-item>
      </text:list>
      <text:p text:style-name="Standard">Algorithm</text:p>
      <text:p text:style-name="Standard"><text:soft-page-break/>Start with the six-byte unique Node ID in each node, with the bytes labelled N1 through N6. </text:p>
      <text:p text:style-name="Standard">Initialize a specific full-sequence 48bit PRNG with the 48 Node ID. </text:p>
      <text:p text:style-name="Standard">A: </text:p>
      <text:p text:style-name="Standard">Take the next element from the PRNG . Derive the 12-bit value for TCA, the tentative alias. If TCA is zero, repeat.</text:p>
      <text:p text:style-name="Standard">Start listening for CAN frames containing Check ID messages (CIMs) and Reserved ID Messages (RIMs). A CIM consists of an extended header with a 12 bit Source NIDa field, an 3 bit sequence field, a 12-bit TestN field, and other bits to denote that this is a Check ID Message. There is no other variable information in the frame. Having NIDa, Nn and TestN in the message ensure that CAN arbitration will work without error. An RIM is the same, except that it can be identified as being a different message for diagnostic purposes; it means the same thing upon receipt. </text:p>
      <text:p text:style-name="Standard">Send four CIMs with 0 through 3 in the Nn field, the 12-bit quarters of the NodeID in the TestN field, and TCA in the Source NIDa field. During this process, if a CIM or RIM is received that contains the TCA value in its CI field, TCA does not belong to this node. Repeat from (A). </text:p>
      <text:p text:style-name="Standard">Keep listening until your CAN hardware says your last CIM message has been sent and the CAN link is idle, plus 500 msec. If you cannot detect that condition, wait 1 second.</text:p>
      <text:p text:style-name="Standard">If no CIM or RIM with this TCA value in the CI field is received before the end of the previous step, you've successfully allocated TCA as this node's source NIDa. Send an RIM with TCA in the CI field and go into normal operation. </text:p>
      <text:list xml:id="list447388706" text:style-name="L5">
        <text:list-item>
          <text:p text:style-name="P23">If that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23">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p text:style-name="Standard">Proposed alias derivation</text:p>
      <text:p text:style-name="Standard">The 12 bit alias has to be derived from a 48-bit sequence number in a way that keeps as much entropy as possible.</text:p>
      <text:p text:style-name="Standard">Sequentially numbered nodes will have initial seeds that differ only in the low bits of the PRNG output. For shift-register PRNGs, this can present a problem, as all bytes of the result are shifting together. 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p text:style-name="Standard"><text:soft-page-break/>Proposed PRNG</text:p>
      <text:p text:style-name="Standard">The proposed 48-bit PRNG is from “A 48-Bit Pseudo-Random Number Generator”, Heidi G. Kuehn, Communications of the ACM, Volume 4, Issue 8 (August 1961), pages 350-352.</text:p>
      <text:p text:style-name="Standard">x<text:span text:style-name="T5">i+1</text:span> = (2<text:span text:style-name="T4">9</text:span>+1) x<text:span text:style-name="T5">i</text:span> + c</text:p>
      <text:p text:style-name="Standard">where c = 29,741,096,258,473 or 0x1B0CA37A4BA9.The paper actually describes a PRNG that uses signed arithmetic, but for our purposes the 48<text:span text:style-name="T4">th</text:span> “sign” bit isn't important. <text:span text:style-name="T6">(verify that about sign) (This is a byte+bit shift and add, so it's quick to calculate)</text:span></text:p>
      <text:p text:style-name="Standard">Note that, unlike some other PNRGs, this one can generate a zero result, and can accept a zero seed.</text:p>
      <text:p text:style-name="Standard">Discussion</text:p>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6">(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link. OpenLCB is a soft-real-time system, and software that's interacting with it needs to have response times of a couple hundred milliseconds or better to be reliable. The algorithm provides a wait of a few times that to enable those programs to take part.</text:p>
      <text:p text:style-name="Standard"/>
      <text:p text:style-name="Standard"/>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4">(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3">(Take some from physical layer doc)</text:p>
      <text:p text:style-name="P15">“A 48-Bit Pseudo-Random Number Generator”, Heidi G. Kuehn, Communications of the ACM, Volume 4, Issue 8 (August 1961), pages 350-352.</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itle<text:tab/>1</text:p>
          <text:p text:style-name="P12">Section Title<text:tab/>2</text:p>
          <text:p text:style-name="P12">Section Title<text:tab/>2</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4888*"/>
    </style:style>
    <style:style style:name="Table1.B" style:family="table-column">
      <style:table-column-properties style:column-width="0.2479in" style:rel-column-width="357*"/>
    </style:style>
    <style:style style:name="Table1.C" style:family="table-column">
      <style:table-column-properties style:column-width="1.5229in" style:rel-column-width="2193*"/>
    </style:style>
    <style:style style:name="Table1.D" style:family="table-column">
      <style:table-column-properties style:column-width="1.3118in" style:rel-column-width="1889*"/>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116" text:date-value="2010-10-10T17:38:27.99">10/10/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2"><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37" text:date-value="2010-10-07T22:56:09.99" text:fixed="true">10/07/10</text:date></text:p>
            </table:table-cell>
            <table:table-cell table:style-name="Table1.C1" office:value-type="string">
              <text:p text:style-name="MP9">Preliminary</text:p>
            </table:table-cell>
          </table:table-row>
        </table:table>
        <text:p text:style-name="Header"/>
      </style:header>
      <style:footer>
        <text:p text:style-name="MP10"><text:span text:style-name="MT3">Copyright 2010, by J. Day, D. Harris, B. Jacobsen, and A. Shepherd<text:tab/></text:span><text:span text:style-name="MT4">Page </text:span><text:span text:style-name="Page_20_Number"><text:span text:style-name="MT4"><text:page-number text:select-page="current">8</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span text:style-name="Page_20_Number"><text:span text:style-name="MT4"><text:date style:data-style-name="N116" text:date-value="2010-10-10T17:38:27.99">10/10/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92</meta:editing-cycles>
    <meta:editing-duration>PT14H58M29S</meta:editing-duration>
    <meta:generator>OpenOffice.org/3.2$Unix OpenOffice.org_project/320m18$Build-9502</meta:generator>
    <dc:date>2010-10-10T17:38:28</dc:date>
    <dc:creator>Bob Jacobsen</dc:creator>
    <meta:keyword>OpenLCB-CANFrame Transfer</meta:keyword>
    <meta:document-statistic meta:table-count="3" meta:image-count="1" meta:object-count="0" meta:page-count="12" meta:paragraph-count="191" meta:word-count="4610" meta:character-count="26943"/>
    <meta:user-defined meta:name="Info 1"/>
    <meta:user-defined meta:name="Info 2"/>
    <meta:user-defined meta:name="Info 3"/>
    <meta:user-defined meta:name="Info 4"/>
  </office:meta>
</office:document-meta>
</file>